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weight="bold" style:font-weight-asian="bold" style:font-weight-complex="bold"/>
    </style:style>
    <style:style style:name="T1" style:family="text">
      <style:text-properties officeooo:rsid="001c26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267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D</text:span><text:span text:style-name="T2">DL (Data Definition Language) - Criando o esquema do banco de dados:</text:span></text:p>
      <text:p text:style-name="P2">CREATE TABLE Paciente (</text:p>
      <text:p text:style-name="P2"><text:s text:c="4"/>id INT PRIMARY KEY AUTO_INCREMENT,</text:p>
      <text:p text:style-name="P2"><text:s text:c="4"/>Nome VARCHAR(100),</text:p>
      <text:p text:style-name="P2"><text:s text:c="4"/>Idade INT,</text:p>
      <text:p text:style-name="P2"><text:s text:c="4"/>Sexo CHAR(1),</text:p>
      <text:p text:style-name="P2"><text:s text:c="4"/>Identificacao VARCHAR(10)</text:p>
      <text:p text:style-name="P2">);</text:p>
      <text:p text:style-name="P2"/>
      <text:p text:style-name="P2">CREATE TABLE Medico (</text:p>
      <text:p text:style-name="P2"><text:s text:c="4"/>id INT PRIMARY KEY AUTO_INCREMENT,</text:p>
      <text:p text:style-name="P2"><text:s text:c="4"/>Nome VARCHAR(100),</text:p>
      <text:p text:style-name="P2"><text:s text:c="4"/>Especialidade VARCHAR(100),</text:p>
      <text:p text:style-name="P2"><text:s text:c="4"/>RegistroMedico VARCHAR(20)</text:p>
      <text:p text:style-name="P2">);</text:p>
      <text:p text:style-name="P2"/>
      <text:p text:style-name="P2">CREATE TABLE Consulta (</text:p>
      <text:p text:style-name="P2"><text:s text:c="4"/>id INT PRIMARY KEY AUTO_INCREMENT,</text:p>
      <text:p text:style-name="P2"><text:s text:c="4"/>Data DATE,</text:p>
      <text:p text:style-name="P2"><text:s text:c="4"/>Hora TIME,</text:p>
      <text:p text:style-name="P2"><text:s text:c="4"/>Motivo VARCHAR(255),</text:p>
      <text:p text:style-name="P2"><text:s text:c="4"/>id_paciente INT,</text:p>
      <text:p text:style-name="P2"><text:s text:c="4"/>id_medico INT,</text:p>
      <text:p text:style-name="P2"><text:s text:c="4"/>FOREIGN KEY (id_paciente) REFERENCES Paciente(id),</text:p>
      <text:p text:style-name="P2"><text:s text:c="4"/>FOREIGN KEY (id_medico) REFERENCES Medico(id)</text:p>
      <text:p text:style-name="P2">);</text:p>
      <text:p text:style-name="P2"/>
      <text:p text:style-name="P2"><text:span text:style-name="T2">DML (Data Manipulation Language) - Inserindo dados:</text:span></text:p>
      <text:p text:style-name="P2">INSERT INTO Paciente (Nome, Idade, Sexo, Identificacao) VALUES ('João', 35, 'M', '123456');</text:p>
      <text:p text:style-name="P2">INSERT INTO Medico (Nome, Especialidade, RegistroMedico) VALUES ('Maria', 'Clínica Geral', '789012');</text:p>
      <text:p text:style-name="P2"><text:soft-page-break/>INSERT INTO Consulta (Data, Hora, Motivo, id_paciente, id_medico) VALUES ('2024-04-10', '09:00:00', 'Dor de cabeça', 1, 1);</text:p>
      <text:p text:style-name="P2">INSERT INTO Consulta (Data, Hora, Motivo, id_paciente, id_medico) VALUES ('2024-04-15', '10:30:00', 'Febre alta', 1, 1);</text:p>
      <text:p text:style-name="P2"/>
      <text:p text:style-name="P3">DQL (Data Query Language) - Realizando consultas:</text:p>
      <text:p text:style-name="P2">Exercício 1:</text:p>
      <text:p text:style-name="P2">SELECT * </text:p>
      <text:p text:style-name="P2">FROM Consulta </text:p>
      <text:p text:style-name="P2">WHERE id_paciente = (SELECT id FROM Paciente WHERE Nome = 'João');</text:p>
      <text:p text:style-name="P2"/>
      <text:p text:style-name="P2">Exercício 2:</text:p>
      <text:p text:style-name="P2">SELECT Nome, Especialidade </text:p>
      <text:p text:style-name="P2">FROM Medico </text:p>
      <text:p text:style-name="P2">WHERE id IN (SELECT DISTINCT id_medico FROM Consulta);</text:p>
      <text:p text:style-name="P2"/>
      <text:p text:style-name="P2">Exercício 3:</text:p>
      <text:p text:style-name="P2">SELECT * </text:p>
      <text:p text:style-name="P2">FROM Consulta </text:p>
      <text:p text:style-name="P2">WHERE Data = '2024-04-15';</text:p>
      <text:p text:style-name="P2"/>
      <text:p text:style-name="P2">Exercício 4:</text:p>
      <text:p text:style-name="P2">SELECT * </text:p>
      <text:p text:style-name="P2">FROM Consulta </text:p>
      <text:p text:style-name="P2">WHERE id_medico = (SELECT id FROM Medico WHERE Nome = 'Maria');</text:p>
      <text:p text:style-name="P2"/>
      <text:p text:style-name="P2">Exercício 5:</text:p>
      <text:p text:style-name="P2">SELECT COUNT(*) AS TotalConsultas </text:p>
      <text:p text:style-name="P2">FROM Consulta;</text:p>
      <text:p text:style-name="P2"/>
      <text:p text:style-name="P2"/>
      <text:p text:style-name="P2"/>
      <text:p text:style-name="P2"><text:soft-page-break/>Exercício 6:</text:p>
      <text:p text:style-name="P2">SELECT Medico.id, Medico.Nome, COUNT(Consulta.id) AS QtdConsultas</text:p>
      <text:p text:style-name="P2">FROM Medico</text:p>
      <text:p text:style-name="P2">LEFT JOIN Consulta ON Medico.id = Consulta.id_medico</text:p>
      <text:p text:style-name="P2">GROUP BY Medico.id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6T19:58:02.557000000</meta:creation-date>
    <dc:date>2024-04-16T20:05:40.507000000</dc:date>
    <meta:editing-duration>PT7M37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54" meta:word-count="231" meta:character-count="1733" meta:non-whitespace-character-count="1479"/>
  </office:meta>
</office:document-meta>
</file>